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4cm" fo:margin-left="-0.016cm" fo:margin-right="0cm" table:align="margins"/>
    </style:style>
    <style:style style:name="Tabela1.A" style:family="table-column">
      <style:table-column-properties style:column-width="3.572cm" style:rel-column-width="13757*"/>
    </style:style>
    <style:style style:name="Tabela1.B" style:family="table-column">
      <style:table-column-properties style:column-width="1.111cm" style:rel-column-width="4280*"/>
    </style:style>
    <style:style style:name="Tabela1.C" style:family="table-column">
      <style:table-column-properties style:column-width="12.331cm" style:rel-column-width="4749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5.53cm" style:rel-column-width="21319*"/>
    </style:style>
    <style:style style:name="Tabela2.B" style:family="table-column">
      <style:table-column-properties style:column-width="0.979cm" style:rel-column-width="3774*"/>
    </style:style>
    <style:style style:name="Tabela2.C" style:family="table-column">
      <style:table-column-properties style:column-width="10.49cm" style:rel-column-width="40442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/>
    </style:style>
    <style:style style:name="P4" style:family="paragraph" style:parent-style-name="Standard">
      <style:text-properties style:font-name="Courier New" fo:font-weight="normal" style:font-weight-asian="normal" style:font-weight-complex="normal"/>
    </style:style>
    <style:style style:name="P5" style:family="paragraph" style:parent-style-name="Standard">
      <style:text-properties style:text-position="super 58%"/>
    </style:style>
    <style:style style:name="P6" style:family="paragraph" style:parent-style-name="Standard">
      <style:paragraph-properties fo:margin-left="1.402cm" fo:margin-right="0cm" fo:text-indent="0cm" style:auto-text-indent="false"/>
      <style:text-properties style:font-name="Courier New"/>
    </style:style>
    <style:style style:name="P7" style:family="paragraph" style:parent-style-name="Standard">
      <style:paragraph-properties fo:break-before="page"/>
      <style:text-properties style:font-name="Courier New"/>
    </style:style>
    <style:style style:name="P8" style:family="paragraph" style:parent-style-name="Standard">
      <style:paragraph-properties fo:break-before="page"/>
      <style:text-properties style:text-position="super 58%"/>
    </style:style>
    <style:style style:name="P9" style:family="paragraph" style:parent-style-name="Standard">
      <style:paragraph-properties fo:margin-left="1.402cm" fo:margin-right="0cm" fo:text-indent="0cm" style:auto-text-indent="false"/>
      <style:text-properties style:font-name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Courier New1"/>
    </style:style>
    <style:style style:name="T3" style:family="text">
      <style:text-properties style:font-name="Courier New1" fo:language="en" fo:country="US"/>
    </style:style>
    <style:style style:name="T4" style:family="text">
      <style:text-properties style:font-name="Courier New1" fo:language="en" fo:country="US" fo:font-weight="bold"/>
    </style:style>
    <style:style style:name="T5" style:family="text">
      <style:text-properties style:font-name="Courier New1" fo:font-weight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/>
    </style:style>
    <style:style style:name="T8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Regular 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&lt;comentários&gt;</text:p>
          </table:table-cell>
          <table:table-cell table:style-name="Tabela1.A1" office:value-type="string">
            <text:p text:style-name="P4">::=</text:p>
          </table:table-cell>
          <table:table-cell table:style-name="Tabela1.A1" office:value-type="string">
            <text:p text:style-name="P2">“#”{qualquer caracter}<text:span text:style-name="T1">*</text:span></text:p>
          </table:table-cell>
        </table:table-row>
        <table:table-row>
          <table:table-cell table:style-name="Tabela1.A1" office:value-type="string">
            <text:p text:style-name="P3">&lt;letra&gt;</text:p>
          </table:table-cell>
          <table:table-cell table:style-name="Tabela1.A1" office:value-type="string">
            <text:p text:style-name="P4">::=</text:p>
          </table:table-cell>
          <table:table-cell table:style-name="Tabela1.A1" office:value-type="string">
            <text:p text:style-name="P2">a | b | c | ... | z | A | B | C | ... | Z </text:p>
          </table:table-cell>
        </table:table-row>
        <table:table-row>
          <table:table-cell table:style-name="Tabela1.A1" office:value-type="string">
            <text:p text:style-name="P3">&lt;dígito&gt;</text:p>
          </table:table-cell>
          <table:table-cell table:style-name="Tabela1.A1" office:value-type="string">
            <text:p text:style-name="P4">::=</text:p>
          </table:table-cell>
          <table:table-cell table:style-name="Tabela1.A1" office:value-type="string">
            <text:p text:style-name="P2">0 | 1 | 2 | 3 | 4 | 5 | 6 | 7 | 8 | 9 </text:p>
          </table:table-cell>
        </table:table-row>
        <table:table-row>
          <table:table-cell table:style-name="Tabela1.A1" office:value-type="string">
            <text:p text:style-name="P3">&lt;especiais&gt;</text:p>
          </table:table-cell>
          <table:table-cell table:style-name="Tabela1.A1" office:value-type="string">
            <text:p text:style-name="P4">::=</text:p>
          </table:table-cell>
          <table:table-cell table:style-name="Tabela1.A1" office:value-type="string">
            <text:p text:style-name="P2">“!” | “@” | “#” | “$” | “%” | “&amp;” | “(“ | “)” | “-“ | “_” | “+” | “=” | “{“ | “}” | “[“ | “]” | “~” | “^” | “’” | “ç” | “ª” | “º” | “;” | “.” | “,” </text:p>
          </table:table-cell>
        </table:table-row>
      </table:table>
      <text:p text:style-name="P5"/>
      <text:p text:style-name="P8"/>
      <text:p text:style-name="P1">Gramática Livre de Contex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>&lt;inteir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dígito&gt;}<text:span text:style-name="T1">+</text:span></text:p>
          </table:table-cell>
        </table:table-row>
        <table:table-row>
          <table:table-cell table:style-name="Tabela2.A1" office:value-type="string">
            <text:p text:style-name="P3">&lt;re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inteiro&gt;}&lt;ponto&gt;{&lt;inteiro&gt;}</text:p>
          </table:table-cell>
        </table:table-row>
        <table:table-row>
          <table:table-cell table:style-name="Tabela2.A1" office:value-type="string">
            <text:p text:style-name="P3">&lt;identificado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letra&gt; {&lt;letra&gt; | &lt;dígito&gt; | &lt;especiais&gt;}<text:span text:style-name="T1">*</text:span></text:p>
          </table:table-cell>
        </table:table-row>
        <table:table-row>
          <table:table-cell table:style-name="Tabela2.A1" office:value-type="string">
            <text:p text:style-name="P3">&lt;servido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link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luster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inet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arquivo_I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num_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num_tarefa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ax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p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ax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min_comm_tam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poder_computacional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axa_ocupaçã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band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latênci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orige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desti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dentificador&gt;</text:p>
          </table:table-cell>
        </table:table-row>
        <table:table-row>
          <table:table-cell table:style-name="Tabela2.A1" office:value-type="string">
            <text:p text:style-name="P3">&lt;cap_proc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proc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proc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cap_comm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cap_comm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prob_com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t_chegada_min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ed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t_chegada_max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inteiro&gt;</text:p>
          </table:table-cell>
        </table:table-row>
        <table:table-row>
          <table:table-cell table:style-name="Tabela2.A1" office:value-type="string">
            <text:p text:style-name="P3">&lt;model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ícones&gt;</text:p>
          </table:table-cell>
        </table:table-row>
        <table:table-row>
          <table:table-cell table:style-name="Tabela2.A1" office:value-type="string">
            <text:p text:style-name="P3">&lt;ícone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ícone&gt;}<text:span text:style-name="T1">+</text:span></text:p>
          </table:table-cell>
        </table:table-row>
        <table:table-row>
          <table:table-cell table:style-name="Tabela2.A1" office:value-type="string">
            <text:p text:style-name="P3">&lt;ícon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o&gt; | &lt;cluster&gt; | &lt;link&gt; | &lt;inet&gt; | <text:soft-page-break/>&lt;carga&gt;</text:p>
          </table:table-cell>
        </table:table-row>
        <table:table-row>
          <table:table-cell table:style-name="Tabela2.A1" office:value-type="string">
            <text:p text:style-name="P3">&lt;notip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ESTRE &lt;clusteralg&gt;LMAQ&lt;escravos&gt; | ESCRAVO</text:p>
          </table:table-cell>
        </table:table-row>
        <table:table-row>
          <table:table-cell table:style-name="Tabela2.A1" office:value-type="string">
            <text:p text:style-name="P3">&lt;escravos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servidor_ID&gt;}<text:span text:style-name="T1">+</text:span></text:p>
          </table:table-cell>
        </table:table-row>
        <table:table-row>
          <table:table-cell table:style-name="Tabela2.A1" office:value-type="string">
            <text:p text:style-name="P3">&lt;usuario&gt;</text:p>
          </table:table-cell>
          <table:table-cell table:style-name="Tabela2.A1" office:value-type="string">
            <text:p text:style-name="P2">::= </text:p>
          </table:table-cell>
          <table:table-cell table:style-name="Tabela2.A1" office:value-type="string">
            <text:p text:style-name="P2">&lt;nome&gt;</text:p>
          </table:table-cell>
        </table:table-row>
        <table:table-row>
          <table:table-cell table:style-name="Tabela2.A1" office:value-type="string">
            <text:p text:style-name="P3">&lt;tipo_usuari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usuario&gt; &lt;notipo&gt; | &lt;notipo&gt;</text:p>
          </table:table-cell>
        </table:table-row>
        <table:table-row>
          <table:table-cell table:style-name="Tabela2.A1" office:value-type="string">
            <text:p text:style-name="P3">&lt;n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 &lt;servidor_ID&gt; &lt;poder_computacional&gt; &lt;taxa_ocupação&gt; &lt;tipo_usuario&gt;</text:p>
          </table:table-cell>
        </table:table-row>
        <table:table-row>
          <table:table-cell table:style-name="Tabela2.A1" office:value-type="string">
            <text:p text:style-name="P3">&lt;link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EDE &lt;link_ID&gt; &lt;banda&gt; &lt;latência&gt; &lt;taxa_ocupação&gt; CONECTA &lt;origem&gt; &lt;destino&gt;</text:p>
          </table:table-cell>
        </table:table-row>
        <table:table-row>
          <table:table-cell table:style-name="Tabela2.A1" office:value-type="string">
            <text:p text:style-name="P3">&lt;clusteralg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R | WORKQUEUE | FPLTF | &lt;nome&gt;</text:p>
          </table:table-cell>
        </table:table-row>
        <table:table-row>
          <table:table-cell table:style-name="Tabela2.A1" office:value-type="string">
            <text:p text:style-name="P3">&lt;tipousuariocluste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usuario&gt; &lt;clusteralg&gt; | &lt;clusteralg&gt;</text:p>
          </table:table-cell>
        </table:table-row>
        <table:table-row>
          <table:table-cell table:style-name="Tabela2.A1" office:value-type="string">
            <text:p text:style-name="P3">&lt;cluster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LUSTER <text:s/>&lt;cluster_ID&gt; &lt;num_escravos&gt; &lt;poder_computacional&gt; &lt;latência&gt; &lt;taxa_ocupação&gt; &lt;tipousuariocluster&gt;</text:p>
          </table:table-cell>
        </table:table-row>
        <table:table-row>
          <table:table-cell table:style-name="Tabela2.A1" office:value-type="string">
            <text:p text:style-name="P3">&lt;inet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INET &lt;inet_ID&gt; &lt;banda&gt; &lt;latência&gt; &lt;taxa_ocupação&gt;</text:p>
          </table:table-cell>
        </table:table-row>
        <table:table-row>
          <table:table-cell table:style-name="Tabela2.A1" office:value-type="string">
            <text:p text:style-name="P3">&lt;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CARGA &lt;tipo_carga&gt;</text:p>
          </table:table-cell>
        </table:table-row>
        <table:table-row>
          <table:table-cell table:style-name="Tabela2.A1" office:value-type="string">
            <text:p text:style-name="P3">&lt;tipo_carg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máquina&gt; | &lt;random&gt; | &lt;trace&gt;</text:p>
          </table:table-cell>
        </table:table-row>
        <table:table-row>
          <table:table-cell table:style-name="Tabela2.A1" office:value-type="string">
            <text:p text:style-name="P3">&lt;aplica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nome&gt;</text:p>
          </table:table-cell>
        </table:table-row>
        <table:table-row>
          <table:table-cell table:style-name="Tabela2.A1" office:value-type="string">
            <text:p text:style-name="P3">&lt;distribuicao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&lt;real&gt;</text:p>
          </table:table-cell>
        </table:table-row>
        <table:table-row>
          <table:table-cell table:style-name="Tabela2.A1" office:value-type="string">
            <text:p text:style-name="P3">&lt;parametros_taref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{&lt;aplicacao&gt; &lt;usuario&gt; &lt;distribuicao&gt;}<text:span text:style-name="T1">?</text:span></text:p>
          </table:table-cell>
        </table:table-row>
        <table:table-row>
          <table:table-cell table:style-name="Tabela2.A1" office:value-type="string">
            <text:p text:style-name="P3">&lt;máquina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MAQUINA &lt;servidor_ID&gt; &lt;num_tarefas&gt; &lt;max_comp_tam_tarefa&gt; &lt;min_comp_tam_tarefa&gt; &lt;max_comm_tam_tarefa&gt; &lt;min_comm_tam_tarefa&gt; &lt;parametros_tarefa&gt;</text:p>
          </table:table-cell>
        </table:table-row>
        <table:table-row>
          <table:table-cell table:style-name="Tabela2.A1" office:value-type="string">
            <text:p text:style-name="P3">&lt;random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RANDOM &lt;cap_proc_min&gt; &lt;cap_proc_med&gt; &lt;cap_proc_max&gt; &lt;prob_proc&gt; &lt;cap_comm_min&gt; &lt;cap_comm_med&gt; &lt;cap_comm_max&gt; &lt;prob_comm&gt; &lt;t_chegada_min&gt; &lt;t_chegada_med&gt; &lt;t_chegada_max&gt;</text:p>
          </table:table-cell>
        </table:table-row>
        <table:table-row>
          <table:table-cell table:style-name="Tabela2.A1" office:value-type="string">
            <text:p text:style-name="P3">&lt;trace&gt;</text:p>
          </table:table-cell>
          <table:table-cell table:style-name="Tabela2.A1" office:value-type="string">
            <text:p text:style-name="P2">::=</text:p>
          </table:table-cell>
          <table:table-cell table:style-name="Tabela2.A1" office:value-type="string">
            <text:p text:style-name="P2">TRACE&lt;arquivo_ID&gt;</text:p>
          </table:table-cell>
        </table:table-row>
      </table:table>
      <text:p text:style-name="P2"/>
      <text:p text:style-name="P7"/>
      <text:p text:style-name="P1">Exemplo de modelo icônico</text:p>
      <text:p text:style-name="P1"/>
      <text:p text:style-name="P10"><text:span text:style-name="T7">MAQ</text:span> <text:span text:style-name="T6">icon2 10.0 0.0 user1 </text:span><text:span text:style-name="T7">MESTRE RR LMAQ</text:span><text:span text:style-name="T6"> icon4</text:span></text:p>
      <text:p text:style-name="P10"><text:span text:style-name="T7">CLUSTER</text:span> <text:span text:style-name="T6">icon4 10 100.0 10.0 0.01 user1 </text:span><text:span text:style-name="T7">WORKQUEUE</text:span></text:p>
      <text:p text:style-name="P10"><text:span text:style-name="T7">INET</text:span> <text:span text:style-name="T6">icon3 10.0 0.01 0.01</text:span></text:p>
      <text:p text:style-name="P10"><text:span text:style-name="T8">REDE</text:span> lan8 10.0 0.01 0.01 <text:span text:style-name="T8">CONECTA</text:span> icon2 icon3</text:p>
      <text:p text:style-name="P10"><text:span text:style-name="T8">REDE</text:span> lan9 10.0 0.01 0.01 <text:span text:style-name="T8">CONECTA</text:span> icon3 icon4</text:p>
      <text:p text:style-name="P10"><text:span text:style-name="T8">REDE</text:span> lan7 10.0 0.01 0.01 <text:span text:style-name="T8">CONECTA</text:span> icon4 icon2</text:p>
      <text:p text:style-name="P11">CARGA RANDOM</text:p>
      <text:p text:style-name="P10">10 100 1000 1.0</text:p>
      <text:p text:style-name="P10">10 100 1000 1.0</text:p>
      <text:p text:style-name="P10">10 100 100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0M14S</meta:editing-duration>
    <meta:editing-cycles>9</meta:editing-cycles>
    <meta:generator>BrOffice.org/3.2$Win32 OpenOffice.org_project/320m18$Build-9502</meta:generator>
    <dc:date>2011-07-20T08:45:00.80</dc:date>
    <meta:document-statistic meta:table-count="2" meta:image-count="0" meta:object-count="0" meta:page-count="4" meta:paragraph-count="181" meta:word-count="421" meta:character-count="2756"/>
    <meta:user-defined meta:name="Info 1"/>
    <meta:user-defined meta:name="Info 2"/>
    <meta:user-defined meta:name="Info 3"/>
    <meta:user-defined meta:name="Info 4"/>
  </office:meta>
</office:document-meta>
</file>